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14cm" fo:min-width="0.35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4cm" fo:min-width="0.234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 fo:min-height="0.614cm" fo:min-width="0.359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svg:stroke-color="#5983b0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5cm" fo:min-width="0.29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4cm" fo:min-width="0.29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4cm" fo:min-width="0.246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65cm" fo:min-width="0.39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5cm" fo:min-width="0.24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4cm" fo:min-width="0.273cm"/>
      <style:paragraph-properties style:writing-mode="lr-tb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>
      <style:graphic-properties svg:stroke-color="#5983b0"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65cm" fo:min-width="0.44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5cm" fo:min-width="0.24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5cm" fo:min-width="0.2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7cm" fo:min-width="0.23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3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67cm" fo:min-width="0.39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5cm" fo:min-width="0.41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5cm" fo:min-width="0.33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12cm" svg:height="1.22cm" svg:x="1.143cm" svg:y="8.446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04cm" svg:height="1.114cm" svg:x="2.086cm" svg:y="8.206cm">
          <draw:text-box draw:corner-radius="0.505cm">
            <text:p><text:span text:style-name="T1">v</text:span><text:span text:style-name="T2">in</text:span></text:p>
          </draw:text-box>
        </draw:frame>
        <draw:g xml:id="id2" draw:id="id2">
          <draw:line draw:style-name="gr3" draw:text-style-name="P3" draw:layer="layout" svg:x1="4.937cm" svg:y1="5.953cm" svg:x2="4.799cm" svg:y2="6.343cm">
            <text:p/>
          </draw:line>
          <draw:line draw:style-name="gr3" draw:text-style-name="P3" draw:layer="layout" svg:x1="4.391cm" svg:y1="5.595cm" svg:x2="4.802cm" svg:y2="6.342cm">
            <text:p/>
          </draw:line>
          <draw:line draw:style-name="gr3" draw:text-style-name="P3" draw:layer="layout" svg:x1="3.701cm" svg:y1="5.597cm" svg:x2="3.409cm" svg:y2="6.391cm">
            <text:p/>
          </draw:line>
          <draw:line draw:style-name="gr3" draw:text-style-name="P3" draw:layer="layout" svg:x1="4.407cm" svg:y1="5.575cm" svg:x2="4.115cm" svg:y2="6.369cm">
            <text:p/>
          </draw:line>
          <draw:line draw:style-name="gr3" draw:text-style-name="P3" draw:layer="layout" svg:x1="3.686cm" svg:y1="5.602cm" svg:x2="4.097cm" svg:y2="6.349cm">
            <text:p/>
          </draw:line>
          <draw:line draw:style-name="gr3" draw:text-style-name="P3" draw:layer="layout" svg:x1="2.99cm" svg:y1="5.649cm" svg:x2="3.401cm" svg:y2="6.396cm">
            <text:p/>
          </draw:line>
          <draw:line draw:style-name="gr3" draw:text-style-name="P3" draw:layer="layout" svg:x1="3cm" svg:y1="5.686cm" svg:x2="2.862cm" svg:y2="6.076cm">
            <text:p/>
          </draw:line>
        </draw:g>
        <draw:g xml:id="id4" draw:id="id4">
          <draw:line draw:style-name="gr3" draw:text-style-name="P3" draw:layer="layout" svg:x1="7.716cm" svg:y1="7.885cm" svg:x2="8.111cm" svg:y2="8.01cm">
            <text:p/>
          </draw:line>
          <draw:line draw:style-name="gr3" draw:text-style-name="P3" draw:layer="layout" svg:x1="7.376cm" svg:y1="8.442cm" svg:x2="8.109cm" svg:y2="8.007cm">
            <text:p/>
          </draw:line>
          <draw:line draw:style-name="gr3" draw:text-style-name="P3" draw:layer="layout" svg:x1="7.401cm" svg:y1="9.132cm" svg:x2="8.204cm" svg:y2="9.398cm">
            <text:p/>
          </draw:line>
          <draw:line draw:style-name="gr3" draw:text-style-name="P3" draw:layer="layout" svg:x1="7.356cm" svg:y1="8.428cm" svg:x2="8.159cm" svg:y2="8.694cm">
            <text:p/>
          </draw:line>
          <draw:line draw:style-name="gr3" draw:text-style-name="P3" draw:layer="layout" svg:x1="7.406cm" svg:y1="9.146cm" svg:x2="8.139cm" svg:y2="8.711cm">
            <text:p/>
          </draw:line>
          <draw:line draw:style-name="gr3" draw:text-style-name="P3" draw:layer="layout" svg:x1="7.476cm" svg:y1="9.84cm" svg:x2="8.209cm" svg:y2="9.405cm">
            <text:p/>
          </draw:line>
          <draw:line draw:style-name="gr3" draw:text-style-name="P3" draw:layer="layout" svg:x1="7.513cm" svg:y1="9.83cm" svg:x2="7.908cm" svg:y2="9.955cm">
            <text:p/>
          </draw:line>
        </draw:g>
        <draw:g xml:id="id5" draw:id="id5">
          <draw:line draw:style-name="gr3" draw:text-style-name="P3" draw:layer="layout" svg:x1="7.716cm" svg:y1="2.415cm" svg:x2="8.111cm" svg:y2="2.54cm">
            <text:p/>
          </draw:line>
          <draw:line draw:style-name="gr3" draw:text-style-name="P3" draw:layer="layout" svg:x1="7.376cm" svg:y1="2.973cm" svg:x2="8.109cm" svg:y2="2.538cm">
            <text:p/>
          </draw:line>
          <draw:line draw:style-name="gr3" draw:text-style-name="P3" draw:layer="layout" svg:x1="7.401cm" svg:y1="3.662cm" svg:x2="8.204cm" svg:y2="3.928cm">
            <text:p/>
          </draw:line>
          <draw:line draw:style-name="gr3" draw:text-style-name="P3" draw:layer="layout" svg:x1="7.356cm" svg:y1="2.958cm" svg:x2="8.159cm" svg:y2="3.224cm">
            <text:p/>
          </draw:line>
          <draw:line draw:style-name="gr3" draw:text-style-name="P3" draw:layer="layout" svg:x1="7.406cm" svg:y1="3.677cm" svg:x2="8.139cm" svg:y2="3.242cm">
            <text:p/>
          </draw:line>
          <draw:line draw:style-name="gr3" draw:text-style-name="P3" draw:layer="layout" svg:x1="7.476cm" svg:y1="4.371cm" svg:x2="8.209cm" svg:y2="3.936cm">
            <text:p/>
          </draw:line>
          <draw:line draw:style-name="gr3" draw:text-style-name="P3" draw:layer="layout" svg:x1="7.513cm" svg:y1="4.36cm" svg:x2="7.908cm" svg:y2="4.485cm">
            <text:p/>
          </draw:line>
        </draw:g>
        <draw:g xml:id="id8" draw:id="id8">
          <draw:line draw:style-name="gr3" draw:text-style-name="P3" draw:layer="layout" svg:x1="9.852cm" svg:y1="2.304cm" svg:x2="10.247cm" svg:y2="2.429cm">
            <text:p/>
          </draw:line>
          <draw:line draw:style-name="gr3" draw:text-style-name="P3" draw:layer="layout" svg:x1="9.512cm" svg:y1="2.861cm" svg:x2="10.245cm" svg:y2="2.426cm">
            <text:p/>
          </draw:line>
          <draw:line draw:style-name="gr3" draw:text-style-name="P3" draw:layer="layout" svg:x1="9.537cm" svg:y1="3.551cm" svg:x2="10.34cm" svg:y2="3.817cm">
            <text:p/>
          </draw:line>
          <draw:line draw:style-name="gr3" draw:text-style-name="P3" draw:layer="layout" svg:x1="9.492cm" svg:y1="2.846cm" svg:x2="10.295cm" svg:y2="3.112cm">
            <text:p/>
          </draw:line>
          <draw:line draw:style-name="gr3" draw:text-style-name="P3" draw:layer="layout" svg:x1="9.543cm" svg:y1="3.565cm" svg:x2="10.276cm" svg:y2="3.13cm">
            <text:p/>
          </draw:line>
          <draw:line draw:style-name="gr3" draw:text-style-name="P3" draw:layer="layout" svg:x1="9.612cm" svg:y1="4.259cm" svg:x2="10.345cm" svg:y2="3.824cm">
            <text:p/>
          </draw:line>
          <draw:line draw:style-name="gr3" draw:text-style-name="P3" draw:layer="layout" svg:x1="9.649cm" svg:y1="4.249cm" svg:x2="10.044cm" svg:y2="4.374cm">
            <text:p/>
          </draw:line>
        </draw:g>
        <draw:g xml:id="id6" draw:id="id6">
          <draw:line draw:style-name="gr3" draw:text-style-name="P3" draw:layer="layout" svg:x1="10.33cm" svg:y1="7.805cm" svg:x2="10.725cm" svg:y2="7.93cm">
            <text:p/>
          </draw:line>
          <draw:line draw:style-name="gr3" draw:text-style-name="P3" draw:layer="layout" svg:x1="9.99cm" svg:y1="8.362cm" svg:x2="10.723cm" svg:y2="7.927cm">
            <text:p/>
          </draw:line>
          <draw:line draw:style-name="gr3" draw:text-style-name="P3" draw:layer="layout" svg:x1="10.015cm" svg:y1="9.052cm" svg:x2="10.818cm" svg:y2="9.318cm">
            <text:p/>
          </draw:line>
          <draw:line draw:style-name="gr3" draw:text-style-name="P3" draw:layer="layout" svg:x1="9.97cm" svg:y1="8.347cm" svg:x2="10.773cm" svg:y2="8.613cm">
            <text:p/>
          </draw:line>
          <draw:line draw:style-name="gr3" draw:text-style-name="P3" draw:layer="layout" svg:x1="10.02cm" svg:y1="9.066cm" svg:x2="10.753cm" svg:y2="8.631cm">
            <text:p/>
          </draw:line>
          <draw:line draw:style-name="gr3" draw:text-style-name="P3" draw:layer="layout" svg:x1="10.09cm" svg:y1="9.76cm" svg:x2="10.823cm" svg:y2="9.325cm">
            <text:p/>
          </draw:line>
          <draw:line draw:style-name="gr3" draw:text-style-name="P3" draw:layer="layout" svg:x1="10.127cm" svg:y1="9.75cm" svg:x2="10.522cm" svg:y2="9.875cm">
            <text:p/>
          </draw:line>
        </draw:g>
        <draw:g xml:id="id3" draw:id="id3">
          <draw:line draw:style-name="gr4" draw:text-style-name="P3" draw:layer="layout" svg:x1="5.493cm" svg:y1="6.027cm" svg:x2="5.982cm" svg:y2="6.025cm">
            <text:p/>
          </draw:line>
          <draw:line draw:style-name="gr4" draw:text-style-name="P3" draw:layer="layout" svg:x1="5.99cm" svg:y1="6.7cm" svg:x2="5.985cm" svg:y2="5.351cm">
            <text:p/>
          </draw:line>
          <draw:line draw:style-name="gr4" draw:text-style-name="P3" draw:layer="layout" svg:x1="6.482cm" svg:y1="6.697cm" svg:x2="6.477cm" svg:y2="5.348cm">
            <text:p/>
          </draw:line>
          <draw:line draw:style-name="gr4" draw:text-style-name="P3" draw:layer="layout" svg:x1="6.477cm" svg:y1="6.022cm" svg:x2="6.966cm" svg:y2="6.02cm">
            <text:p/>
          </draw:line>
        </draw:g>
        <draw:g xml:id="id7" draw:id="id7">
          <draw:line draw:style-name="gr4" draw:text-style-name="P3" draw:layer="layout" svg:x1="11.693cm" svg:y1="8.19cm" svg:x2="11.692cm" svg:y2="8.679cm">
            <text:p/>
          </draw:line>
          <draw:line draw:style-name="gr4" draw:text-style-name="P3" draw:layer="layout" svg:x1="11.016cm" svg:y1="8.682cm" svg:x2="12.365cm" svg:y2="8.685cm">
            <text:p/>
          </draw:line>
          <draw:line draw:style-name="gr4" draw:text-style-name="P3" draw:layer="layout" svg:x1="11.015cm" svg:y1="9.175cm" svg:x2="12.364cm" svg:y2="9.178cm">
            <text:p/>
          </draw:line>
          <draw:line draw:style-name="gr4" draw:text-style-name="P3" draw:layer="layout" svg:x1="11.691cm" svg:y1="9.174cm" svg:x2="11.69cm" svg:y2="9.663cm">
            <text:p/>
          </draw:line>
        </draw:g>
        <draw:custom-shape draw:style-name="gr5" draw:text-style-name="P4" xml:id="id9" draw:id="id9" draw:layer="layout" svg:width="1.213cm" svg:height="1.22cm" svg:x="17.908cm" svg:y="5.502cm">
          <text:p text:style-name="P4">+</text:p>
          <text:p text:style-name="P4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.749cm" svg:y1="8.446cm" svg:x2="2.862cm" svg:y2="5.985cm" draw:start-shape="id1" draw:start-glue-point="4" draw:end-shape="id2" draw:end-glue-point="3" svg:d="M1749 8446v-2461h1113" svg:viewBox="0 0 1114 2462">
          <text:p/>
        </draw:connector>
        <draw:connector draw:style-name="gr6" draw:text-style-name="P5" draw:layer="layout" svg:x1="4.937cm" svg:y1="5.985cm" svg:x2="5.493cm" svg:y2="6.024cm" draw:start-shape="id2" draw:start-glue-point="1" draw:end-shape="id3" draw:end-glue-point="3" svg:d="M4937 5985h279v39h277" svg:viewBox="0 0 557 40">
          <text:p/>
        </draw:connector>
        <draw:connector draw:style-name="gr6" draw:text-style-name="P5" draw:layer="layout" svg:x1="1.749cm" svg:y1="9.666cm" svg:x2="7.782cm" svg:y2="9.955cm" draw:start-shape="id1" draw:start-glue-point="8" draw:end-shape="id4" draw:end-glue-point="2" svg:d="M1749 9666v839h6033v-550" svg:viewBox="0 0 6034 840">
          <text:p/>
        </draw:connector>
        <draw:connector draw:style-name="gr6" draw:text-style-name="P5" draw:layer="layout" svg:x1="7.782cm" svg:y1="7.885cm" svg:x2="7.782cm" svg:y2="4.486cm" draw:start-shape="id4" draw:start-glue-point="0" draw:end-shape="id5" draw:end-glue-point="2" svg:d="M7782 7885v-3399" svg:viewBox="0 0 1 3400">
          <text:p/>
        </draw:connector>
        <draw:connector draw:style-name="gr6" draw:text-style-name="P5" draw:layer="layout" svg:x1="6.967cm" svg:y1="6.024cm" svg:x2="7.782cm" svg:y2="7.885cm" draw:start-shape="id3" draw:start-glue-point="1" draw:end-shape="id4" draw:end-glue-point="0" svg:d="M6967 6024h815v1861" svg:viewBox="0 0 816 1862">
          <text:p/>
        </draw:connector>
        <draw:connector draw:style-name="gr6" draw:text-style-name="P5" draw:layer="layout" svg:x1="7.782cm" svg:y1="9.955cm" svg:x2="10.396cm" svg:y2="9.875cm" draw:start-shape="id4" draw:start-glue-point="2" draw:end-shape="id6" draw:end-glue-point="2" svg:d="M7782 9955v550h2614v-630" svg:viewBox="0 0 2615 631">
          <text:p/>
        </draw:connector>
        <draw:connector draw:style-name="gr6" draw:text-style-name="P5" draw:layer="layout" svg:x1="10.396cm" svg:y1="9.875cm" svg:x2="11.69cm" svg:y2="9.663cm" draw:start-shape="id6" draw:start-glue-point="2" draw:end-shape="id7" draw:end-glue-point="2" svg:d="M10396 9875v550h1294v-762" svg:viewBox="0 0 1295 763">
          <text:p/>
        </draw:connector>
        <draw:connector draw:style-name="gr6" draw:text-style-name="P5" draw:layer="layout" svg:x1="11.69cm" svg:y1="8.19cm" svg:x2="10.396cm" svg:y2="7.805cm" draw:start-shape="id7" draw:start-glue-point="0" draw:end-shape="id6" draw:end-glue-point="0" svg:d="M11690 8190v-936h-1294v551" svg:viewBox="0 0 1295 937">
          <text:p/>
        </draw:connector>
        <draw:connector draw:style-name="gr6" draw:text-style-name="P5" draw:layer="layout" svg:x1="7.782cm" svg:y1="2.415cm" svg:x2="9.918cm" svg:y2="2.304cm" draw:start-shape="id5" draw:start-glue-point="0" draw:end-shape="id8" draw:end-glue-point="0" svg:d="M7782 2415v-662h2136v551" svg:viewBox="0 0 2137 663">
          <text:p/>
        </draw:connector>
        <draw:connector draw:style-name="gr6" draw:text-style-name="P5" draw:layer="layout" svg:x1="18.515cm" svg:y1="6.722cm" svg:x2="11.69cm" svg:y2="9.663cm" draw:start-shape="id9" draw:start-glue-point="8" draw:end-shape="id7" draw:end-glue-point="2" svg:d="M18515 6722v3492h-6825v-551" svg:viewBox="0 0 6826 3493">
          <text:p/>
        </draw:connector>
        <draw:connector draw:style-name="gr6" draw:text-style-name="P5" draw:layer="layout" svg:x1="18.515cm" svg:y1="5.502cm" svg:x2="9.918cm" svg:y2="2.304cm" draw:end-shape="id8" draw:end-glue-point="0" svg:d="M18515 5502v-3749h-8597v551" svg:viewBox="0 0 8598 3750">
          <text:p/>
        </draw:connector>
        <draw:line draw:style-name="gr7" draw:text-style-name="P6" draw:layer="layout" svg:x1="10.005cm" svg:y1="4.421cm" svg:x2="10.005cm" svg:y2="4.934cm">
          <text:p/>
        </draw:line>
        <draw:frame draw:style-name="gr8" draw:text-style-name="P2" draw:layer="layout" svg:width="1.243cm" svg:height="1.114cm" svg:x="2.932cm" svg:y="4.492cm">
          <draw:text-box draw:corner-radius="0.505cm">
            <text:p><text:span text:style-name="T1">R</text:span><text:span text:style-name="T2">in</text:span></text:p>
          </draw:text-box>
        </draw:frame>
        <draw:frame draw:style-name="gr9" draw:text-style-name="P2" draw:layer="layout" svg:width="1.039cm" svg:height="1.114cm" svg:x="6.554cm" svg:y="4.852cm">
          <draw:text-box draw:corner-radius="0.505cm">
            <text:p><text:span text:style-name="T1">C</text:span><text:span text:style-name="T2">i</text:span></text:p>
          </draw:text-box>
        </draw:frame>
        <draw:frame draw:style-name="gr10" draw:text-style-name="P2" draw:layer="layout" svg:width="1.162cm" svg:height="1.114cm" svg:x="12.112cm" svg:y="8.937cm">
          <draw:text-box draw:corner-radius="0.505cm">
            <text:p><text:span text:style-name="T1">C</text:span><text:span text:style-name="T2">b</text:span></text:p>
          </draw:text-box>
        </draw:frame>
        <draw:frame draw:style-name="gr11" draw:text-style-name="P8" draw:layer="layout" svg:width="1.145cm" svg:height="1.114cm" svg:x="10.274cm" svg:y="3.193cm">
          <draw:text-box draw:corner-radius="0.505cm">
            <text:p text:style-name="P7"><text:span text:style-name="T1">R</text:span><text:span text:style-name="T2">c</text:span></text:p>
          </draw:text-box>
        </draw:frame>
        <draw:frame draw:style-name="gr12" draw:text-style-name="P2" draw:layer="layout" svg:width="1.162cm" svg:height="1.114cm" svg:x="6.49cm" svg:y="3.193cm">
          <draw:text-box draw:corner-radius="0.505cm">
            <text:p><text:span text:style-name="T1">R</text:span><text:span text:style-name="T2">1</text:span></text:p>
          </draw:text-box>
        </draw:frame>
        <draw:g>
          <draw:line draw:style-name="gr3" draw:text-style-name="P3" draw:layer="layout" svg:x1="8.423cm" svg:y1="10.982cm" svg:x2="7.032cm" svg:y2="10.991cm">
            <text:p/>
          </draw:line>
          <draw:line draw:style-name="gr3" draw:text-style-name="P3" draw:layer="layout" svg:x1="8.424cm" svg:y1="10.977cm" svg:x2="7.033cm" svg:y2="10.986cm">
            <text:p/>
          </draw:line>
          <draw:line draw:style-name="gr3" draw:text-style-name="P3" draw:layer="layout" svg:x1="7.412cm" svg:y1="11.183cm" svg:x2="8.104cm" svg:y2="11.183cm">
            <text:p/>
          </draw:line>
          <draw:line draw:style-name="gr3" draw:text-style-name="P3" draw:layer="layout" svg:x1="7.599cm" svg:y1="11.356cm" svg:x2="7.931cm" svg:y2="11.356cm">
            <text:p/>
          </draw:line>
          <draw:line draw:style-name="gr3" draw:text-style-name="P3" draw:layer="layout" svg:x1="7.746cm" svg:y1="10.97cm" svg:x2="7.752cm" svg:y2="10.525cm">
            <text:p/>
          </draw:line>
        </draw:g>
        <draw:frame draw:style-name="gr13" draw:text-style-name="P2" draw:layer="layout" svg:width="1.205cm" svg:height="1.114cm" svg:x="9.184cm" svg:y="8.637cm">
          <draw:text-box draw:corner-radius="0.661cm">
            <text:p><text:span text:style-name="T1">R</text:span><text:span text:style-name="T2">E</text:span></text:p>
          </draw:text-box>
        </draw:frame>
        <draw:frame draw:style-name="gr10" draw:text-style-name="P2" draw:layer="layout" svg:width="1.162cm" svg:height="1.114cm" svg:x="6.425cm" svg:y="8.71cm">
          <draw:text-box draw:corner-radius="0.505cm">
            <text:p><text:span text:style-name="T1">R</text:span><text:span text:style-name="T2">2</text:span></text:p>
          </draw:text-box>
        </draw:frame>
        <draw:g>
          <draw:line draw:style-name="gr4" draw:text-style-name="P3" xml:id="id10" draw:id="id10" draw:layer="layout" svg:x1="8.997cm" svg:y1="5.97cm" svg:x2="9.486cm" svg:y2="5.969cm">
            <text:p/>
          </draw:line>
          <draw:line draw:style-name="gr4" draw:text-style-name="P3" draw:layer="layout" svg:x1="9.493cm" svg:y1="6.507cm" svg:x2="9.488cm" svg:y2="5.431cm">
            <text:p/>
          </draw:line>
          <draw:line draw:style-name="gr4" draw:text-style-name="P3" draw:layer="layout" svg:x1="9.466cm" svg:y1="5.764cm" svg:x2="9.979cm" svg:y2="5.406cm">
            <text:p/>
          </draw:line>
          <draw:line draw:style-name="gr4" draw:text-style-name="P3" draw:layer="layout" svg:x1="9.466cm" svg:y1="6.207cm" svg:x2="9.959cm" svg:y2="6.582cm">
            <text:p/>
          </draw:line>
          <draw:line draw:style-name="gr4" draw:text-style-name="P3" draw:layer="layout" svg:x1="9.972cm" svg:y1="5.448cm" svg:x2="9.988cm" svg:y2="4.904cm">
            <text:p/>
          </draw:line>
          <draw:line draw:style-name="gr4" draw:text-style-name="P3" draw:layer="layout" svg:x1="9.99cm" svg:y1="7.086cm" svg:x2="9.97cm" svg:y2="6.542cm">
            <text:p/>
          </draw:line>
          <draw:line draw:style-name="gr4" draw:text-style-name="P3" draw:layer="layout" svg:x1="9.951cm" svg:y1="6.554cm" svg:x2="9.886cm" svg:y2="6.34cm">
            <text:p/>
          </draw:line>
          <draw:line draw:style-name="gr4" draw:text-style-name="P3" draw:layer="layout" svg:x1="9.955cm" svg:y1="6.586cm" svg:x2="9.732cm" svg:y2="6.599cm">
            <text:p/>
          </draw:line>
          <draw:connector draw:style-name="gr6" draw:text-style-name="P5" draw:layer="layout" svg:x1="8.997cm" svg:y1="5.969cm" svg:x2="6.977cm" svg:y2="6.014cm" draw:start-shape="id10" draw:start-glue-point="3" svg:d="M8997 5969h-1285v45h-735" svg:viewBox="0 0 2021 46">
            <text:p/>
          </draw:connector>
        </draw:g>
        <draw:line draw:style-name="gr14" draw:text-style-name="P6" draw:layer="layout" svg:x1="10.438cm" svg:y1="7.099cm" svg:x2="9.989cm" svg:y2="7.099cm">
          <text:p/>
        </draw:line>
        <draw:custom-shape draw:style-name="gr15" draw:text-style-name="P5" draw:layer="layout" svg:width="0.256cm" svg:height="0.257cm" svg:x="7.68cm" svg:y="5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0.257cm" svg:height="0.257cm" svg:x="9.878cm" svg:y="4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0.034cm" svg:y1="5.374cm" svg:x2="12.071cm" svg:y2="5.374cm">
          <text:p/>
        </draw:line>
        <draw:line draw:style-name="gr16" draw:text-style-name="P3" draw:layer="layout" svg:x1="13.382cm" svg:y1="6.397cm" svg:x2="12.062cm" svg:y2="5.855cm">
          <text:p/>
        </draw:line>
        <draw:line draw:style-name="gr16" draw:text-style-name="P3" draw:layer="layout" svg:x1="12.071cm" svg:y1="5.858cm" svg:x2="12.071cm" svg:y2="4.989cm">
          <text:p/>
        </draw:line>
        <draw:line draw:style-name="gr16" draw:text-style-name="P3" draw:layer="layout" svg:x1="12.129cm" svg:y1="4.923cm" svg:x2="13.289cm" svg:y2="4.45cm">
          <text:p/>
        </draw:line>
        <draw:line draw:style-name="gr16" draw:text-style-name="P3" draw:layer="layout" svg:x1="13.29cm" svg:y1="4.459cm" svg:x2="13.29cm" svg:y2="4.027cm">
          <text:p/>
        </draw:line>
        <draw:line draw:style-name="gr16" draw:text-style-name="P3" draw:layer="layout" svg:x1="14.533cm" svg:y1="5.117cm" svg:x2="14.533cm" svg:y2="3.741cm">
          <text:p/>
        </draw:line>
        <draw:line draw:style-name="gr16" draw:text-style-name="P3" draw:layer="layout" svg:x1="14.934cm" svg:y1="5.117cm" svg:x2="14.934cm" svg:y2="3.741cm">
          <text:p/>
        </draw:line>
        <draw:line draw:style-name="gr16" draw:text-style-name="P3" draw:layer="layout" svg:x1="13.325cm" svg:y1="4.43cm" svg:x2="14.509cm" svg:y2="4.412cm">
          <text:p/>
        </draw:line>
        <draw:line draw:style-name="gr16" draw:text-style-name="P3" draw:layer="layout" svg:x1="14.934cm" svg:y1="4.43cm" svg:x2="16.206cm" svg:y2="4.43cm">
          <text:p/>
        </draw:line>
        <draw:custom-shape draw:style-name="gr17" draw:text-style-name="P5" draw:layer="layout" svg:width="0.29cm" svg:height="0.413cm" draw:transform="skewX (-0.00488692190558414) rotate (-1.07355202290171) translate (12.395cm 4.661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1139.62264150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3" draw:text-style-name="P3" draw:layer="layout" svg:x1="13.073cm" svg:y1="1.974cm" svg:x2="13.468cm" svg:y2="2.099cm">
            <text:p/>
          </draw:line>
          <draw:line draw:style-name="gr3" draw:text-style-name="P3" draw:layer="layout" svg:x1="12.732cm" svg:y1="2.532cm" svg:x2="13.465cm" svg:y2="2.097cm">
            <text:p/>
          </draw:line>
          <draw:line draw:style-name="gr3" draw:text-style-name="P3" draw:layer="layout" svg:x1="12.757cm" svg:y1="3.221cm" svg:x2="13.56cm" svg:y2="3.487cm">
            <text:p/>
          </draw:line>
          <draw:line draw:style-name="gr3" draw:text-style-name="P3" draw:layer="layout" svg:x1="12.712cm" svg:y1="2.517cm" svg:x2="13.515cm" svg:y2="2.783cm">
            <text:p/>
          </draw:line>
          <draw:line draw:style-name="gr3" draw:text-style-name="P3" draw:layer="layout" svg:x1="12.763cm" svg:y1="3.235cm" svg:x2="13.496cm" svg:y2="2.8cm">
            <text:p/>
          </draw:line>
          <draw:line draw:style-name="gr3" draw:text-style-name="P3" draw:layer="layout" svg:x1="12.832cm" svg:y1="3.929cm" svg:x2="13.565cm" svg:y2="3.494cm">
            <text:p/>
          </draw:line>
          <draw:line draw:style-name="gr3" draw:text-style-name="P3" draw:layer="layout" svg:x1="12.869cm" svg:y1="3.919cm" svg:x2="13.264cm" svg:y2="4.044cm">
            <text:p/>
          </draw:line>
        </draw:g>
        <draw:frame draw:style-name="gr18" draw:text-style-name="P8" draw:layer="layout" svg:width="1.467cm" svg:height="1.114cm" svg:x="13.581cm" svg:y="2.542cm">
          <draw:text-box draw:corner-radius="0.505cm">
            <text:p text:style-name="P7"><text:span text:style-name="T1">R</text:span><text:span text:style-name="T2">out</text:span></text:p>
          </draw:text-box>
        </draw:frame>
        <draw:g>
          <draw:line draw:style-name="gr3" draw:text-style-name="P3" draw:layer="layout" svg:x1="16.282cm" svg:y1="5.915cm" svg:x2="16.677cm" svg:y2="6.04cm">
            <text:p/>
          </draw:line>
          <draw:line draw:style-name="gr3" draw:text-style-name="P3" draw:layer="layout" svg:x1="15.942cm" svg:y1="6.473cm" svg:x2="16.675cm" svg:y2="6.038cm">
            <text:p/>
          </draw:line>
          <draw:line draw:style-name="gr3" draw:text-style-name="P3" draw:layer="layout" svg:x1="15.967cm" svg:y1="7.162cm" svg:x2="16.77cm" svg:y2="7.428cm">
            <text:p/>
          </draw:line>
          <draw:line draw:style-name="gr3" draw:text-style-name="P3" draw:layer="layout" svg:x1="15.922cm" svg:y1="6.458cm" svg:x2="16.725cm" svg:y2="6.724cm">
            <text:p/>
          </draw:line>
          <draw:line draw:style-name="gr3" draw:text-style-name="P3" draw:layer="layout" svg:x1="15.972cm" svg:y1="7.176cm" svg:x2="16.705cm" svg:y2="6.741cm">
            <text:p/>
          </draw:line>
          <draw:line draw:style-name="gr3" draw:text-style-name="P3" draw:layer="layout" svg:x1="16.042cm" svg:y1="7.87cm" svg:x2="16.775cm" svg:y2="7.435cm">
            <text:p/>
          </draw:line>
          <draw:line draw:style-name="gr3" draw:text-style-name="P3" draw:layer="layout" svg:x1="16.079cm" svg:y1="7.86cm" svg:x2="16.474cm" svg:y2="7.985cm">
            <text:p/>
          </draw:line>
        </draw:g>
        <draw:line draw:style-name="gr16" draw:text-style-name="P3" draw:layer="layout" svg:x1="16.557cm" svg:y1="7.985cm" svg:x2="16.557cm" svg:y2="10.294cm">
          <text:p/>
        </draw:line>
        <draw:line draw:style-name="gr16" draw:text-style-name="P3" draw:layer="layout" svg:x1="13.382cm" svg:y1="6.397cm" svg:x2="13.382cm" svg:y2="10.207cm">
          <text:p/>
        </draw:line>
        <draw:frame draw:style-name="gr19" draw:text-style-name="P2" draw:layer="layout" svg:width="1.162cm" svg:height="1.114cm" svg:x="14.829cm" svg:y="3.257cm">
          <draw:text-box draw:corner-radius="0.505cm">
            <text:p><text:span text:style-name="T1">C</text:span><text:span text:style-name="T2">o</text:span></text:p>
          </draw:text-box>
        </draw:frame>
        <draw:frame draw:style-name="gr13" draw:text-style-name="P2" draw:layer="layout" svg:width="1.162cm" svg:height="1.114cm" svg:x="16.818cm" svg:y="8.646cm">
          <draw:text-box draw:corner-radius="0.661cm">
            <text:p><text:span text:style-name="T1">R</text:span><text:span text:style-name="T2">L</text:span></text:p>
          </draw:text-box>
        </draw:frame>
        <draw:frame draw:style-name="gr20" draw:text-style-name="P2" draw:layer="layout" svg:width="1.128cm" svg:height="1.114cm" svg:x="14.794cm" svg:y="6.553cm">
          <draw:text-box draw:corner-radius="0.505cm">
            <text:p><text:span text:style-name="T1">V</text:span><text:span text:style-name="T2">o</text:span></text:p>
          </draw:text-box>
        </draw:frame>
        <draw:frame draw:style-name="gr21" draw:text-style-name="P2" draw:layer="layout" svg:width="0.875cm" svg:height="0.962cm" svg:x="15.471cm" svg:y="4.629cm">
          <draw:text-box draw:corner-radius="0.505cm">
            <text:p>+</text:p>
          </draw:text-box>
        </draw:frame>
        <draw:frame draw:style-name="gr22" draw:text-style-name="P2" draw:layer="layout" svg:width="0.735cm" svg:height="0.962cm" svg:x="15.505cm" svg:y="8.937cm">
          <draw:text-box draw:corner-radius="0.505cm">
            <text:p>-</text:p>
          </draw:text-box>
        </draw:frame>
        <draw:frame draw:style-name="gr23" draw:text-style-name="P8" draw:layer="layout" svg:width="0.993cm" svg:height="0.962cm" svg:x="0.682cm" svg:y="6.388cm">
          <draw:text-box draw:corner-radius="0.505cm">
            <text:p text:style-name="P7">in</text:p>
          </draw:text-box>
        </draw:frame>
        <draw:custom-shape draw:style-name="gr15" draw:text-style-name="P5" draw:layer="layout" svg:width="0.257cm" svg:height="0.256cm" svg:x="10.274cm" svg:y="6.9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0.257cm" svg:height="0.257cm" svg:x="1.614cm" svg:y="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0.236cm" svg:height="0.256cm" svg:x="1.635cm" svg:y="9.95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5" draw:text-style-name="P5" draw:layer="layout" svg:width="0.257cm" svg:height="0.257cm" svg:x="5.142cm" svg:y="5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1.128cm" svg:height="1.114cm" svg:x="4.81cm" svg:y="4.81cm">
          <draw:text-box draw:corner-radius="0.505cm">
            <text:p><text:span text:style-name="T1">V</text:span><text:span text:style-name="T2">1</text:span></text:p>
          </draw:text-box>
        </draw:frame>
        <draw:frame draw:style-name="gr12" draw:text-style-name="P2" draw:layer="layout" svg:width="1.128cm" svg:height="1.114cm" svg:x="7.837cm" svg:y="5.31cm">
          <draw:text-box draw:corner-radius="0.505cm">
            <text:p><text:span text:style-name="T1">V</text:span><text:span text:style-name="T2">2</text:span></text:p>
          </draw:text-box>
        </draw:frame>
        <draw:frame draw:style-name="gr10" draw:text-style-name="P2" draw:layer="layout" svg:width="1.128cm" svg:height="1.114cm" svg:x="10.042cm" svg:y="4.403cm">
          <draw:text-box draw:corner-radius="0.505cm">
            <text:p><text:span text:style-name="T1">V</text:span><text:span text:style-name="T2">3</text:span></text:p>
          </draw:text-box>
        </draw:frame>
        <draw:frame draw:style-name="gr19" draw:text-style-name="P2" draw:layer="layout" svg:width="1.128cm" svg:height="1.114cm" svg:x="10.207cm" svg:y="6.08cm">
          <draw:text-box draw:corner-radius="0.505cm">
            <text:p><text:span text:style-name="T1">V</text:span><text:span text:style-name="T2">4</text:span></text:p>
          </draw:text-box>
        </draw:frame>
        <draw:frame draw:style-name="gr12" draw:text-style-name="P2" draw:layer="layout" svg:width="1.128cm" svg:height="1.114cm" svg:x="13.186cm" svg:y="4.467cm">
          <draw:text-box draw:corner-radius="0.505cm">
            <text:p><text:span text:style-name="T1">V</text:span><text:span text:style-name="T2">5</text:span></text:p>
          </draw:text-box>
        </draw:frame>
        <draw:custom-shape draw:style-name="gr15" draw:text-style-name="P5" draw:layer="layout" svg:width="0.257cm" svg:height="0.257cm" svg:x="13.161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0.257cm" svg:height="0.256cm" svg:x="16.176cm" svg:y="4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" draw:layer="layout" svg:width="1.433cm" svg:height="1.114cm" svg:x="16.155cm" svg:y="3.77cm">
          <draw:text-box draw:corner-radius="0.505cm">
            <text:p><text:span text:style-name="T1">V</text:span><text:span text:style-name="T2">out</text:span></text:p>
          </draw:text-box>
        </draw:frame>
        <draw:frame draw:style-name="gr25" draw:text-style-name="P2" draw:layer="layout" svg:width="1.298cm" svg:height="1.114cm" svg:x="17.355cm" svg:y="6.391cm">
          <draw:text-box draw:corner-radius="0.505cm">
            <text:p><text:span text:style-name="T1">V</text:span><text:span text:style-name="T2">cc</text:span></text:p>
          </draw:text-box>
        </draw:frame>
        <draw:custom-shape draw:style-name="gr15" draw:text-style-name="P5" draw:layer="layout" svg:width="0.236cm" svg:height="0.256cm" svg:x="16.321cm" svg:y="10.20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16" draw:text-style-name="P3" draw:layer="layout" svg:x1="16.24cm" svg:y1="4.492cm" svg:x2="16.24cm" svg:y2="6.08cm">
          <text:p/>
        </draw:line>
        <draw:line draw:style-name="gr16" draw:text-style-name="P3" draw:layer="layout" svg:x1="13.065cm" svg:y1="1.635cm" svg:x2="13.065cm" svg:y2="1.95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6:17:07.474584381</meta:creation-date>
    <dc:date>2021-05-23T22:50:33.203413103</dc:date>
    <meta:editing-duration>PT1H23M55S</meta:editing-duration>
    <meta:editing-cycles>18</meta:editing-cycles>
    <meta:generator>LibreOffice/6.4.6.2$Linux_X86_64 LibreOffice_project/40$Build-2</meta:generator>
    <meta:document-statistic meta:object-count="142"/>
  </office:meta>
</office:document-meta>
</file>